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" svg:font-family="Manga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/>
      <style:text-properties fo:font-size="13pt" style:font-size-asian="13pt" style:font-size-complex="13pt"/>
    </style:style>
    <style:style style:name="P13" style:family="paragraph" style:parent-style-name="Standard" style:master-page-name="MP0">
      <style:paragraph-properties fo:text-align="justify" style:justify-single-word="false" style:page-number="auto" fo:break-befor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7.9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8cm" fo:min-width="4.7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10.5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6.9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5cm" fo:min-width="7.6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3cm" fo:min-width="3.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3cm" fo:min-width="3.5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5cm" fo:min-width="7.6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3cm" fo:min-width="0.4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8cm" fo:min-width="0.46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mpte-rendu du 15 Janvier</text:p>
      <text:p text:style-name="P1"/>
      <text:p text:style-name="P11">La Méthode UML</text:p>
      <text:p text:style-name="P1"><draw:g text:anchor-type="paragraph" draw:z-index="0" draw:style-name="gr1"><draw:frame draw:style-name="gr2" draw:text-style-name="P15" svg:width="8.411cm" svg:height="1.027cm" svg:x="1.579cm" svg:y="1.974cm"><draw:text-box><text:p text:style-name="P14"><text:span text:style-name="T3">1 Diagramme des cas d'utilisation</text:span></text:p></draw:text-box></draw:frame><draw:frame draw:style-name="gr3" draw:text-style-name="P15" svg:width="5.227cm" svg:height="1.029cm" svg:x="1.579cm" svg:y="2.669cm"><draw:text-box><text:p text:style-name="P14"><text:span text:style-name="T3">2 Diagramme Objet</text:span></text:p></draw:text-box></draw:frame><draw:frame draw:style-name="gr4" draw:text-style-name="P15" svg:width="11.071cm" svg:height="1.027cm" svg:x="1.579cm" svg:y="3.364cm"><draw:text-box><text:p text:style-name="P14"><text:span text:style-name="T3">8 Diagramme de composant / de déploiement</text:span></text:p></draw:text-box></draw:frame><draw:frame draw:style-name="gr5" draw:text-style-name="P15" svg:width="7.418cm" svg:height="1.027cm" svg:x="0.092cm" svg:y="5.311cm"><draw:text-box><text:p text:style-name="P14"><text:span text:style-name="T3">9 7 5 3 Diagramme de Classe</text:span></text:p></draw:text-box></draw:frame><draw:frame draw:style-name="gr6" draw:text-style-name="P15" svg:width="8.157cm" svg:height="1.706cm" svg:x="1.579cm" svg:y="0.614cm"><draw:text-box><text:p text:style-name="P14"><text:span text:style-name="T3"><text:s text:c="3"/></text:span><text:span text:style-name="T3">Diagramme d'activité</text:span><text:span text:style-name="T3"><text:line-break/></text:span><text:span text:style-name="T3"> <text:s text:c="2"/>Diagramme d'état de transition</text:span></text:p></draw:text-box></draw:frame><draw:frame draw:style-name="gr7" draw:text-style-name="P15" svg:width="3.851cm" svg:height="1.705cm" svg:x="9.973cm" svg:y="0.48cm"><draw:text-box><text:p text:style-name="P14"><text:span text:style-name="T4">}</text:span><text:span text:style-name="T3"> </text:span><text:span text:style-name="T5">Interaction</text:span></text:p></draw:text-box></draw:frame><draw:frame draw:style-name="gr8" draw:text-style-name="P16" svg:width="4.035cm" svg:height="1.705cm" svg:x="9.991cm" svg:y="3.823cm"><draw:text-box><text:p text:style-name="P14"><text:span text:style-name="T4">}</text:span><text:span text:style-name="T6"> </text:span><text:span text:style-name="T3">dynamique</text:span></text:p></draw:text-box></draw:frame><draw:frame draw:style-name="gr9" draw:text-style-name="P15" svg:width="8.196cm" svg:height="1.706cm" svg:x="1.579cm" svg:y="3.951cm"><draw:text-box><text:p text:style-name="P14"><text:span text:style-name="T3"><text:s text:c="3"/></text:span><text:span text:style-name="T3">Diagramme de séquence</text:span></text:p><text:p text:style-name="P14"><text:span text:style-name="T3"><text:s text:c="3"/></text:span><text:span text:style-name="T3">Diagramme de communication</text:span></text:p></draw:text-box></draw:frame><draw:frame draw:style-name="gr10" draw:text-style-name="P15" svg:width="0.969cm" svg:height="1.181cm" svg:x="1.579cm" svg:y="1.041cm"><draw:text-box><text:p text:style-name="P14"><text:span text:style-name="T3">6</text:span></text:p></draw:text-box></draw:frame><draw:frame draw:style-name="gr11" draw:text-style-name="P15" svg:width="0.969cm" svg:height="1.029cm" svg:x="1.579cm" svg:y="4.239cm"><draw:text-box><text:p text:style-name="P14"><text:span text:style-name="T3">4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1">Les cycles de projet en V ne sont pas efficaces pour les projets sur le long terme. En effet, trop d'imprévus </text:span><text:span text:style-name="T2">sont possibles et les retours en arrière coûtent beaucoup trop cher.De ce fait, on divise un projet en lots selon des cycles « itérations d'incrémentation ». Ils apparaissent comme des minis projets réalisables sous forme de cycle en V, qui s'imbriquent tous pour réaliser le projet final.</text:span></text:p>
      <text:p text:style-name="P1"/>
      <text:p text:style-name="P12"><text:span text:style-name="T1">Des problèmes de compétences entre le corps informatique et les corps de métiers peuvent apparaître au </text:span><text:span text:style-name="T2">cours du projet. Pour cela, les deux corps en question (ou plus) peuvent faire appel à des spécialistes qui maîtrisent les finesses des deux corps de métiers. C'est la problématique liée aux « cas métiers » et « cas utilisateur ».</text:span></text:p>
      <text:p text:style-name="P1"/>
      <text:p text:style-name="P7">Voir liste des acteurs et DCU niveau 1</text:p>
      <text:p text:style-name="P1"/>
      <text:p text:style-name="P1"/>
      <text:p text:style-name="P2">Compte-rendu du 22 Janvier</text:p>
      <text:p text:style-name="P4"/>
      <text:p text:style-name="P4">Réalisation d'un diagramme de cas d'utilisation de niveau 1 en se basant sur les différents acteurs définis à la séance précédente (à savoir utilisateur, technicien et lune).</text:p>
      <text:p text:style-name="P4">Finition du résumé du projet (en quoi cela consiste, comment ça fonctionne...)</text:p>
      <text:p text:style-name="P4">Réalisation de l'exercice Marées, qui consiste en une étude des marées, des hauteurs minimum et maximum de la marée pour permettre la fermeture des vannes...</text:p>
      <text:p text:style-name="P4"/>
      <text:p text:style-name="P6">Voir exo marées et solution techno et DCU niveau 2</text:p>
      <text:p text:style-name="P6"/>
      <text:p text:style-name="P3"/>
      <text:p text:style-name="P3">Compte-rendu du 29 Janvier</text:p>
      <text:p text:style-name="P6"/>
      <text:p text:style-name="P5">Finalisation de la liste des solutions technologiques qui sont au final : un radar détecteur de niveau d'eau ou un capteur de pression, un outil de mesure d'angles, un interrupteur à <text:soft-page-break/>flotteur.</text:p>
      <text:p text:style-name="P5">Listage des technologies dans le stade (tous les composants indépendants nécessaires au bon fonctionnement du stade d'eau vive).</text:p>
      <text:p text:style-name="P5">Passage des objets physiques aux objets informatiques.</text:p>
      <text:p text:style-name="P5">Création du diagramme de classe de base.</text:p>
      <text:p text:style-name="P5"/>
      <text:p text:style-name="P7">Voir Technologies dans le stade et Solutions technologiques</text:p>
      <text:p text:style-name="P8"/>
      <text:p text:style-name="P8">Notes de cours :</text:p>
      <text:p text:style-name="P8"/>
      <text:p text:style-name="P9">Mémoires vives :</text:p>
      <text:p text:style-name="P9">RAM</text:p>
      <text:p text:style-name="P9"/>
      <text:p text:style-name="P9">Mémoires « mortes » :</text:p>
      <text:p text:style-name="P9">ROM, PROM, EPROM, EEPROM, FLASH</text:p>
      <text:p text:style-name="P9"/>
      <text:p text:style-name="P9">Plusieurs types de moteurs : synchrones, asynchrones, continus, pas à pas...</text:p>
      <text:p text:style-name="P9"/>
      <text:p text:style-name="P9">Capteur rotatif incrémental : il est composé de trous et on incrémente à chaque fois que le capteur passe devant un trou. </text:p>
      <text:p text:style-name="P9">On a deux sorties : quand le capteur tourne on a une impulsion qui correspond à un signal sinusoïdal et grâce à ces deux sorties en fonction de l'une par rapport à l'autre, on peut déterminer dans quel sens tourne le capteur.</text:p>
      <text:p text:style-name="P9"/>
      <text:p text:style-name="P9">Xwindow est un terminal et un protocole.</text:p>
      <text:p text:style-name="P9"/>
      <text:p text:style-name="P9">Détecteur : dit vrai ou faux</text:p>
      <text:p text:style-name="P9">Capteur : donne une mesure</text:p>
      <text:p text:style-name="P9"/>
      <text:p text:style-name="P9">Le technicien utilise Telnet pour se connecter au système embarqué, il télécharge / exécute / met à jour des programmes.</text:p>
      <text:p text:style-name="P9"/>
      <text:p text:style-name="P9"/>
      <text:p text:style-name="P10">Compte rendu du 12 février</text:p>
      <text:p text:style-name="P9"/>
      <text:p text:style-name="P9">Finalisation et correction du passage des objets physiques aux objets informatiques. Création du diagramme de classes et du diagramme de séquence.</text:p>
      <text:p text:style-name="P9"/>
      <text:p text:style-name="P9">Diagramme de séquence : </text:p>
      <text:p text:style-name="P9"><text:tab/>Attention, il est important de vérifier qu'un objet actif appelle un objet qui va alors s'activer.</text:p>
      <text:p text:style-name="P9"><text:tab/>Jamais un bloc inactif ne pourra jamais appeler un blo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" svg:font-family="Manga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margin-top="0cm" fo:margin-bottom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Objet_20_sans_20_remplissage_20_et_20_sans_20_ligne" style:display-name="Objet sans remplissage et sans ligne" style:family="paragraph" style:parent-style-name="Standard"/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Thibault Labroue</meta:initial-creator>
    <meta:creation-date>2014-01-22T09:28:00Z</meta:creation-date>
    <dc:date>2014-03-19T08:07:54.46</dc:date>
    <meta:editing-cycles>22</meta:editing-cycles>
    <meta:editing-duration>PT3H47M21S</meta:editing-duration>
    <dc:creator>Thibault Labroue</dc:creator>
    <meta:document-statistic meta:table-count="0" meta:image-count="0" meta:object-count="0" meta:page-count="2" meta:paragraph-count="33" meta:word-count="481" meta:character-count="2871"/>
    <meta:template xlink:type="simple" xlink:actuate="onRequest" xlink:title="" xlink:href="Normal.dotm"/>
  </office:meta>
</office:document-meta>
</file>